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232db"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232db"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fo:font-size="13pt" officeooo:rsid="01e115a9" officeooo:paragraph-rsid="01ee2e52" style:font-size-asian="13pt" style:font-size-complex="13pt"/>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4"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c6807f" officeooo:paragraph-rsid="01f31fc0"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f31fc0" officeooo:paragraph-rsid="01f31fc0"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f4e060" officeooo:paragraph-rsid="01f4e060"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20" style:family="paragraph" style:parent-style-name="Preformatted_20_Text">
      <style:paragraph-properties style:writing-mode="lr-tb"/>
      <style:text-properties fo:font-size="13pt" officeooo:paragraph-rsid="01ef3a07" style:font-size-asian="13pt" style:font-size-complex="13pt"/>
    </style:style>
    <style:style style:name="P21"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fo:font-size="13pt" officeooo:paragraph-rsid="01dd3a06" style:font-size-asian="13pt" style:font-size-complex="13pt"/>
    </style:style>
    <style:style style:name="P23"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paragraph-properties style:writing-mode="lr-tb"/>
      <style:text-properties fo:font-size="13pt" officeooo:paragraph-rsid="01f4e060" style:font-size-asian="13pt" style:font-size-complex="13pt"/>
    </style:style>
    <style:style style:name="P25"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6" style:family="paragraph" style:parent-style-name="Preformatted_20_Text">
      <style:text-properties fo:font-size="13pt" officeooo:paragraph-rsid="01c26751" style:font-size-asian="13pt" style:font-size-complex="13pt"/>
    </style:style>
    <style:style style:name="T1" style:family="text">
      <style:text-properties style:font-name="Liberation Sans" fo:font-size="16pt" fo:font-weight="bold" officeooo:rsid="01f232db"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f232db"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e115a9"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20" style:family="text">
      <style:text-properties style:font-name="Liberation Sans" fo:font-style="normal" style:text-underline-style="none"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22" style:family="text">
      <style:text-properties officeooo:rsid="01e15a69"/>
    </style:style>
    <style:style style:name="T23" style:family="text">
      <style:text-properties officeooo:rsid="01f232db"/>
    </style:style>
    <style:style style:name="T24" style:family="text">
      <style:text-properties officeooo:rsid="01e115a9"/>
    </style:style>
    <style:style style:name="T25" style:family="text">
      <style:text-properties officeooo:rsid="01ee2e52"/>
    </style:style>
    <style:style style:name="T26" style:family="text">
      <style:text-properties officeooo:rsid="01ef3a07"/>
    </style:style>
    <style:style style:name="T27" style:family="text">
      <style:text-properties fo:font-weight="bold" style:font-weight-asian="bold" style:font-weight-complex="bold"/>
    </style:style>
    <style:style style:name="T28" style:family="text">
      <style:text-properties fo:font-weight="bold" officeooo:rsid="000dd66a" style:font-weight-asian="bold" style:font-weight-complex="bold"/>
    </style:style>
    <style:style style:name="T29" style:family="text">
      <style:text-properties fo:font-weight="bold" officeooo:rsid="0160cefc" style:font-weight-asian="bold" style:font-weight-complex="bold"/>
    </style:style>
    <style:style style:name="T30" style:family="text">
      <style:text-properties officeooo:rsid="01f31fc0"/>
    </style:style>
    <style:style style:name="T31" style:family="text">
      <style:text-properties officeooo:rsid="01d74f08"/>
    </style:style>
    <style:style style:name="T32" style:family="text">
      <style:text-properties officeooo:rsid="01db7a8a"/>
    </style:style>
    <style:style style:name="T33" style:family="text">
      <style:text-properties officeooo:rsid="01caa47b"/>
    </style:style>
    <style:style style:name="T34"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f4e06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3c55a1" fo:background-color="transparent" loext:char-shading-value="0" style:font-style-asian="normal" style:font-style-complex="normal"/>
    </style:style>
    <style:style style:name="T49"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30</text:span><text:span text:style-name="T2">th</text:span><text:span text:style-name="T3"> </text:span><text:span text:style-name="T1">Nov</text:span><text:span text:style-name="T4">ember</text:span><text:span text:style-name="T5"> 20</text:span><text:span text:style-name="T6">2</text:span><text:span text:style-name="T7">5</text:span></text:p>
      <text:p text:style-name="P3">Psalm 13:5-6</text:p>
      <text:p text:style-name="P4">[5] But I have trusted in your steadfast love; my heart shall rejoice in your salvation.</text:p>
      <text:p text:style-name="P5">[6] I will sing to the Lord, because he has dealt bountifully with me.</text:p>
      <text:p text:style-name="P6"/>
      <text:p text:style-name="P7">Let us pray…</text:p>
      <text:p text:style-name="P7"/>
      <text:p text:style-name="P8">Thanks to God</text:p>
      <text:p text:style-name="P9"><text:span text:style-name="T8">O </text:span><text:span text:style-name="T9">L</text:span><text:span text:style-name="T10">o</text:span><text:span text:style-name="T9">r</text:span><text:span text:style-name="T10">d,</text:span><text:span text:style-name="T11"> </text:span><text:span text:style-name="T12">we </text:span><text:span text:style-name="T13">thank You that </text:span><text:span text:style-name="T14">You </text:span><text:span text:style-name="T15">have dealt bountifully with us, who deserved nothing but Your judgement for we were sinners in need of mercy.</text:span><text:span text:style-name="T16"> </text:span><text:span text:style-name="T17">W</text:span><text:span text:style-name="T18">e thank You </text:span><text:span text:style-name="T19">for sending Jesus, the Eternal Son of God, </text:span><text:span text:style-name="T15">Who</text:span><text:span text:style-name="T19"> save</text:span><text:span text:style-name="T15">d</text:span><text:span text:style-name="T19"> us.</text:span></text:p>
      <text:p text:style-name="P10"/>
      <text:p text:style-name="P11"><text:span text:style-name="T19">We thank You </text:span><text:span text:style-name="T18">that we have been </text:span><text:span text:style-name="T20">forgiven </text:span><text:span text:style-name="T21">by Your grace and mercy alone</text:span><text:span text:style-name="T20">, and </text:span><text:span text:style-name="T21">have been </text:span><text:span text:style-name="T20">set free </text:span><text:span text:style-name="T21">from </text:span><text:span text:style-name="T15">the power of </text:span><text:span text:style-name="T21">sin</text:span><text:span text:style-name="T18">.</text:span></text:p>
      <text:p text:style-name="P12"/>
      <text:p text:style-name="P13"><text:span text:style-name="T22">W</text:span>e thank You that <text:span text:style-name="T23">You have given us a new heart and a renewed spirit within, so that we can sing and rejoice in Your salvation</text:span><text:span text:style-name="T24">.</text:span></text:p>
      <text:p text:style-name="P13"/>
      <text:p text:style-name="P13"><text:span text:style-name="T25">We thank You for sending the Holy Spirit, Third Person of the Trinity, to be with us daily, to come alongside and enable us to resist temptation, to open our minds to Your Word, and to grant us wisdom as we live in </text:span><text:span text:style-name="T26">this</text:span><text:span text:style-name="T25"> fallen world.</text:span></text:p>
      <text:p text:style-name="P12"/>
      <text:p text:style-name="P14"><text:span text:style-name="T27">The Wide World...</text:span><text:span text:style-name="T28"> a</text:span><text:span text:style-name="T27">nd the </text:span><text:span text:style-name="T29">W</text:span><text:span text:style-name="T27">ider Church</text:span></text:p>
      <text:p text:style-name="P15"><text:span text:style-name="T30">As we approach the Advent season, when most people will here a distorted message about a baby in a manger, w</text:span><text:span text:style-name="T31">e </text:span><text:span text:style-name="T32">pray</text:span><text:span text:style-name="T31"> for this </text:span><text:span text:style-name="T33">world </text:span><text:span text:style-name="T30">to hear the true story of God’s Son come to show the whole world how much You love us.</text:span></text:p>
      <text:p text:style-name="P16"/>
      <text:p text:style-name="P16">Where the constant message of the world is to give gifts which do not last, we pray that more will hear of the True Gift from heaven. Where there is only a superficial focus on families, we pray for more to know You as a loving Father Who has adopted them into His heavenly family. In a world where we hear of refugees and homeless wanderers, we pray for them to know Your call to a sure hope of an eternal home, living forever in Your loving Presence.</text:p>
      <text:p text:style-name="P16"/>
      <text:p text:style-name="P17">And w<text:span text:style-name="T26">e pray for the many churches where Your Word is faithfully preached and lived, and ask that You would strengthen Your people to stand firm </text:span>(<text:span text:style-name="T26">but with </text:span>compassion)<text:span text:style-name="T26">, against the popular </text:span>but false ideas of <text:span text:style-name="T26">today.</text:span></text:p>
      <text:p text:style-name="P18"/>
      <text:p text:style-name="P19">Ashburton</text:p>
      <text:p text:style-name="P20"><text:span text:style-name="T34">W</text:span><text:span text:style-name="T35">e pray for </text:span><text:span text:style-name="T36">our part in bringing this Good News of Great Joy as we continue preparations for our Carols on the Lawn service in two weeks time. Help us we pray to explain the familiar words of the carols so that our hearers will be able to know clearly Who Jesus is, and why He is the “Reason for the Season.”</text:span></text:p>
      <text:p text:style-name="P21"/>
      <text:p text:style-name="P22"><text:span text:style-name="T37">We </text:span><text:span text:style-name="T35">continue</text:span><text:span text:style-name="T38"> </text:span><text:span text:style-name="T39">in</text:span><text:span text:style-name="T37"> pray</text:span><text:span text:style-name="T39">er</text:span><text:span text:style-name="T37"> for</text:span><text:span text:style-name="T40"> </text:span><text:span text:style-name="T35">those in need of Your healing hand – for </text:span><text:span text:style-name="T40">Alan, </text:span><text:span text:style-name="T41">Diane</text:span><text:span text:style-name="T34"> </text:span><text:span text:style-name="T41">and others affected by illness or injury. </text:span></text:p>
      <text:p text:style-name="P23"/>
      <text:p text:style-name="P24"><text:span text:style-name="T42">We thank You for </text:span><text:span text:style-name="T39">Your Word, and for </text:span><text:span text:style-name="T36">Alan</text:span><text:span text:style-name="T43"> as</text:span><text:span text:style-name="T39"> he preach</text:span><text:span text:style-name="T43">es</text:span><text:span text:style-name="T39"> today. </text:span><text:span text:style-name="T43">We pray that we </text:span><text:span text:style-name="T36">may grasp it more clearly,</text:span><text:span text:style-name="T43"> and </text:span><text:span text:style-name="T36">live it out more fully</text:span><text:span text:style-name="T43">, </text:span><text:span text:style-name="T36">to </text:span><text:span text:style-name="T43">mak</text:span><text:span text:style-name="T36">e</text:span><text:span text:style-name="T43"> the most of the </text:span><text:span text:style-name="T36">time we have</text:span><text:span text:style-name="T43">.</text:span></text:p>
      <text:p text:style-name="P25"/>
      <text:p text:style-name="P26"><text:span text:style-name="T44">In </text:span><text:span text:style-name="T42">His</text:span><text:span text:style-name="T45"> </text:span><text:span text:style-name="T46">Precious Name </text:span><text:span text:style-name="T47">we pray</text:span><text:span text:style-name="T48">, </text:span><text:span text:style-name="T49">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11-29T21:33:08.364187763</dc:date>
    <meta:editing-duration>PT18H7M12S</meta:editing-duration>
    <meta:editing-cycles>205</meta:editing-cycles>
    <meta:generator>LibreOffice/25.8.3.2$Linux_X86_64 LibreOffice_project/580$Build-2</meta:generator>
    <meta:print-date>2025-11-29T21:32:45.212370166</meta:print-date>
    <meta:printed-by>PDF files</meta:printed-by>
    <meta:document-statistic meta:table-count="0" meta:image-count="0" meta:object-count="0" meta:page-count="1" meta:paragraph-count="20" meta:word-count="489" meta:character-count="2496" meta:non-whitespace-character-count="2025"/>
  </office:meta>
</office:document-meta>
</file>